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3.34433333333333cm" style:use-optimal-column-width="true"/>
    </style:style>
    <style:style style:name="co2" style:family="table-column">
      <style:table-column-properties fo:break-before="auto" style:column-width="3.556cm" style:use-optimal-column-width="true"/>
    </style:style>
    <style:style style:name="co3" style:family="table-column">
      <style:table-column-properties fo:break-before="auto" style:column-width="7.0485cm" style:use-optimal-column-width="true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2.07433333333333cm" style:use-optimal-column-width="true"/>
    </style:style>
    <style:style style:name="co6" style:family="table-column">
      <style:table-column-properties fo:break-before="auto" style:column-width="1.8203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lificacio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Apellido(s)</text:p>
          </table:table-cell>
          <table:table-cell office:value-type="string" table:style-name="ce1">
            <text:p>Dirección de correo</text:p>
          </table:table-cell>
          <table:table-cell office:value-type="string" table:style-name="ce1">
            <text:p>Grupo</text:p>
          </table:table-cell>
          <table:table-cell office:value-type="string" table:style-name="ce1">
            <text:p>Hora inicial</text:p>
          </table:table-cell>
          <table:table-cell office:value-type="string" table:style-name="ce1">
            <text:p>Hora fin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tiago</text:p>
          </table:table-cell>
          <table:table-cell office:value-type="string" table:style-name="ce1">
            <text:p>Balcazar Velez</text:p>
          </table:table-cell>
          <table:table-cell office:value-type="string" table:style-name="ce1">
            <text:p>est.santiago.balca@unimilitar.edu.co</text:p>
          </table:table-cell>
          <table:table-cell office:value-type="string" table:style-name="ce1">
            <text:p>A</text:p>
          </table:table-cell>
          <table:table-cell office:value-type="time" office:time-value="PT18H0M0S" table:style-name="ce2">
            <text:p>18:00</text:p>
          </table:table-cell>
          <table:table-cell office:value-type="time" office:time-value="PT18H20M0S" table:style-name="ce2">
            <text:p>18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uly Alexandra</text:p>
          </table:table-cell>
          <table:table-cell office:value-type="string" table:style-name="ce1">
            <text:p>Buitrago Caicedo</text:p>
          </table:table-cell>
          <table:table-cell office:value-type="string" table:style-name="ce1">
            <text:p>est.july.buitrago@unimilitar.edu.co</text:p>
          </table:table-cell>
          <table:table-cell office:value-type="string" table:style-name="ce1">
            <text:p>A</text:p>
          </table:table-cell>
          <table:table-cell office:value-type="time" office:time-value="PT42H0M0S" table:style-name="ce2">
            <text:p>18:00</text:p>
          </table:table-cell>
          <table:table-cell office:value-type="time" office:time-value="PT42H20M0S" table:style-name="ce2">
            <text:p>18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ura Caroxnu</text:p>
          </table:table-cell>
          <table:table-cell office:value-type="string" table:style-name="ce1">
            <text:p>Bustos Pineda</text:p>
          </table:table-cell>
          <table:table-cell office:value-type="string" table:style-name="ce1">
            <text:p>est.laura.cbustos@unimilitar.edu.co</text:p>
          </table:table-cell>
          <table:table-cell office:value-type="string" table:style-name="ce1">
            <text:p>A</text:p>
          </table:table-cell>
          <table:table-cell office:value-type="time" office:time-value="PT66H0M0S" table:style-name="ce2">
            <text:p>18:00</text:p>
          </table:table-cell>
          <table:table-cell office:value-type="time" office:time-value="PT66H20M0S" table:style-name="ce2">
            <text:p>18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ancy Gycelle</text:p>
          </table:table-cell>
          <table:table-cell office:value-type="string" table:style-name="ce1">
            <text:p>Carvajal Lozano</text:p>
          </table:table-cell>
          <table:table-cell office:value-type="string" table:style-name="ce1">
            <text:p>est.francy.carvajal@unimilitar.edu.co</text:p>
          </table:table-cell>
          <table:table-cell office:value-type="string" table:style-name="ce1">
            <text:p>A</text:p>
          </table:table-cell>
          <table:table-cell office:value-type="time" office:time-value="PT90H0M0S" table:style-name="ce2">
            <text:p>18:00</text:p>
          </table:table-cell>
          <table:table-cell office:value-type="time" office:time-value="PT90H20M0S" table:style-name="ce2">
            <text:p>18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akeline</text:p>
          </table:table-cell>
          <table:table-cell office:value-type="string" table:style-name="ce1">
            <text:p>Castro Noguera</text:p>
          </table:table-cell>
          <table:table-cell office:value-type="string" table:style-name="ce1">
            <text:p>est.yakeline.castro@unimilitar.edu.co</text:p>
          </table:table-cell>
          <table:table-cell office:value-type="string" table:style-name="ce1">
            <text:p>A</text:p>
          </table:table-cell>
          <table:table-cell office:value-type="time" office:time-value="PT114H0M0S" table:style-name="ce2">
            <text:p>18:00</text:p>
          </table:table-cell>
          <table:table-cell office:value-type="time" office:time-value="PT114H20M0S" table:style-name="ce2">
            <text:p>18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uis Arley</text:p>
          </table:table-cell>
          <table:table-cell office:value-type="string" table:style-name="ce1">
            <text:p>Ceron Ospina</text:p>
          </table:table-cell>
          <table:table-cell office:value-type="string" table:style-name="ce1">
            <text:p>est.luis.aceron@unimilitar.edu.co</text:p>
          </table:table-cell>
          <table:table-cell office:value-type="string" table:style-name="ce1">
            <text:p>A</text:p>
          </table:table-cell>
          <table:table-cell office:value-type="time" office:time-value="PT114H0M0S" table:style-name="ce2">
            <text:p>18:00</text:p>
          </table:table-cell>
          <table:table-cell office:value-type="time" office:time-value="PT114H20M0S" table:style-name="ce2">
            <text:p>18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eo Andres</text:p>
          </table:table-cell>
          <table:table-cell office:value-type="string" table:style-name="ce1">
            <text:p>Cetina Camargo</text:p>
          </table:table-cell>
          <table:table-cell office:value-type="string" table:style-name="ce1">
            <text:p>est.mateo.cetina@unimilitar.edu.co</text:p>
          </table:table-cell>
          <table:table-cell office:value-type="string" table:style-name="ce1">
            <text:p>B</text:p>
          </table:table-cell>
          <table:table-cell office:value-type="time" office:time-value="PT18H20M0S" table:style-name="ce2">
            <text:p>18:20</text:p>
          </table:table-cell>
          <table:table-cell office:value-type="time" office:time-value="PT18H40M0S" table:style-name="ce2">
            <text:p>18: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dres Felipe</text:p>
          </table:table-cell>
          <table:table-cell office:value-type="string" table:style-name="ce1">
            <text:p>Cifuentes Rojas</text:p>
          </table:table-cell>
          <table:table-cell office:value-type="string" table:style-name="ce1">
            <text:p>est.andres.fecifue2@unimilitar.edu.co</text:p>
          </table:table-cell>
          <table:table-cell office:value-type="string" table:style-name="ce1">
            <text:p>B</text:p>
          </table:table-cell>
          <table:table-cell office:value-type="time" office:time-value="PT42H20M0S" table:style-name="ce2">
            <text:p>18:20</text:p>
          </table:table-cell>
          <table:table-cell office:value-type="time" office:time-value="PT42H40M0S" table:style-name="ce2">
            <text:p>18: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drea Yineth</text:p>
          </table:table-cell>
          <table:table-cell office:value-type="string" table:style-name="ce1">
            <text:p>Cruz Rico</text:p>
          </table:table-cell>
          <table:table-cell office:value-type="string" table:style-name="ce1">
            <text:p>est.andrea.cruz@unimilitar.edu.co</text:p>
          </table:table-cell>
          <table:table-cell office:value-type="string" table:style-name="ce1">
            <text:p>B</text:p>
          </table:table-cell>
          <table:table-cell office:value-type="time" office:time-value="PT66H20M0S" table:style-name="ce2">
            <text:p>18:20</text:p>
          </table:table-cell>
          <table:table-cell office:value-type="time" office:time-value="PT66H40M0S" table:style-name="ce2">
            <text:p>18: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dres Mauricio</text:p>
          </table:table-cell>
          <table:table-cell office:value-type="string" table:style-name="ce1">
            <text:p>Echeverry Riascos</text:p>
          </table:table-cell>
          <table:table-cell office:value-type="string" table:style-name="ce1">
            <text:p>est.andres.mecheve1@unimilitar.edu.co</text:p>
          </table:table-cell>
          <table:table-cell office:value-type="string" table:style-name="ce1">
            <text:p>B</text:p>
          </table:table-cell>
          <table:table-cell office:value-type="time" office:time-value="PT90H20M0S" table:style-name="ce2">
            <text:p>18:20</text:p>
          </table:table-cell>
          <table:table-cell office:value-type="time" office:time-value="PT90H40M0S" table:style-name="ce2">
            <text:p>18: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nna Marcela</text:p>
          </table:table-cell>
          <table:table-cell office:value-type="string" table:style-name="ce1">
            <text:p>Galindo Hilarión</text:p>
          </table:table-cell>
          <table:table-cell office:value-type="string" table:style-name="ce1">
            <text:p>est.danna.galindo@unimilitar.edu.co</text:p>
          </table:table-cell>
          <table:table-cell office:value-type="string" table:style-name="ce1">
            <text:p>B</text:p>
          </table:table-cell>
          <table:table-cell office:value-type="time" office:time-value="PT114H20M0S" table:style-name="ce2">
            <text:p>18:20</text:p>
          </table:table-cell>
          <table:table-cell office:value-type="time" office:time-value="PT114H40M0S" table:style-name="ce2">
            <text:p>18: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ilyn Constanza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est.marilyn.garcia@unimilitar.edu.co</text:p>
          </table:table-cell>
          <table:table-cell office:value-type="string" table:style-name="ce1">
            <text:p>B</text:p>
          </table:table-cell>
          <table:table-cell office:value-type="time" office:time-value="PT114H20M0S" table:style-name="ce2">
            <text:p>18:20</text:p>
          </table:table-cell>
          <table:table-cell office:value-type="time" office:time-value="PT114H40M0S" table:style-name="ce2">
            <text:p>18: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ephania Paola</text:p>
          </table:table-cell>
          <table:table-cell office:value-type="string" table:style-name="ce1">
            <text:p>Guerrero Sarmiento</text:p>
          </table:table-cell>
          <table:table-cell office:value-type="string" table:style-name="ce1">
            <text:p>est.stephania.guer@unimilitar.edu.co</text:p>
          </table:table-cell>
          <table:table-cell office:value-type="string" table:style-name="ce1">
            <text:p>C</text:p>
          </table:table-cell>
          <table:table-cell office:value-type="time" office:time-value="PT18H40M0S" table:style-name="ce2">
            <text:p>18:40</text:p>
          </table:table-cell>
          <table:table-cell office:value-type="time" office:time-value="PT19H0M0S" table:style-name="ce2">
            <text:p>19: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idy Lucero</text:p>
          </table:table-cell>
          <table:table-cell office:value-type="string" table:style-name="ce1">
            <text:p>Herrera Carrillo</text:p>
          </table:table-cell>
          <table:table-cell office:value-type="string" table:style-name="ce1">
            <text:p>est.leidy.lherrera@unimilitar.edu.co</text:p>
          </table:table-cell>
          <table:table-cell office:value-type="string" table:style-name="ce1">
            <text:p>C</text:p>
          </table:table-cell>
          <table:table-cell office:value-type="time" office:time-value="PT42H40M0S" table:style-name="ce2">
            <text:p>18:40</text:p>
          </table:table-cell>
          <table:table-cell office:value-type="time" office:time-value="PT43H0M0S" table:style-name="ce2">
            <text:p>19: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rina</text:p>
          </table:table-cell>
          <table:table-cell office:value-type="string" table:style-name="ce1">
            <text:p>Idarraga Garcia</text:p>
          </table:table-cell>
          <table:table-cell office:value-type="string" table:style-name="ce1">
            <text:p>est.karina.idarraga@unimilitar.edu.co</text:p>
          </table:table-cell>
          <table:table-cell office:value-type="string" table:style-name="ce1">
            <text:p>C</text:p>
          </table:table-cell>
          <table:table-cell office:value-type="time" office:time-value="PT66H40M0S" table:style-name="ce2">
            <text:p>18:40</text:p>
          </table:table-cell>
          <table:table-cell office:value-type="time" office:time-value="PT67H0M0S" table:style-name="ce2">
            <text:p>19: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vid</text:p>
          </table:table-cell>
          <table:table-cell office:value-type="string" table:style-name="ce1">
            <text:p>Jerez</text:p>
          </table:table-cell>
          <table:table-cell office:value-type="string" table:style-name="ce1">
            <text:p>est.jesus.jerez@unimilitar.edu.co</text:p>
          </table:table-cell>
          <table:table-cell office:value-type="string" table:style-name="ce1">
            <text:p>C</text:p>
          </table:table-cell>
          <table:table-cell office:value-type="time" office:time-value="PT90H40M0S" table:style-name="ce2">
            <text:p>18:40</text:p>
          </table:table-cell>
          <table:table-cell office:value-type="time" office:time-value="PT91H0M0S" table:style-name="ce2">
            <text:p>19: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se Alfredo</text:p>
          </table:table-cell>
          <table:table-cell office:value-type="string" table:style-name="ce1">
            <text:p>Jimenez Cardenas</text:p>
          </table:table-cell>
          <table:table-cell office:value-type="string" table:style-name="ce1">
            <text:p>est.jose.ajimenez@unimilitar.edu.co</text:p>
          </table:table-cell>
          <table:table-cell office:value-type="string" table:style-name="ce1">
            <text:p>C</text:p>
          </table:table-cell>
          <table:table-cell office:value-type="time" office:time-value="PT114H40M0S" table:style-name="ce2">
            <text:p>18:40</text:p>
          </table:table-cell>
          <table:table-cell office:value-type="time" office:time-value="PT115H0M0S" table:style-name="ce2">
            <text:p>19: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ura Tatiana</text:p>
          </table:table-cell>
          <table:table-cell office:value-type="string" table:style-name="ce1">
            <text:p>Jiménez Hernández</text:p>
          </table:table-cell>
          <table:table-cell office:value-type="string" table:style-name="ce1">
            <text:p>est.laura.tjimenez@unimilitar.edu.co</text:p>
          </table:table-cell>
          <table:table-cell office:value-type="string" table:style-name="ce1">
            <text:p>C</text:p>
          </table:table-cell>
          <table:table-cell office:value-type="time" office:time-value="PT114H40M0S" table:style-name="ce2">
            <text:p>18:40</text:p>
          </table:table-cell>
          <table:table-cell office:value-type="time" office:time-value="PT115H0M0S" table:style-name="ce2">
            <text:p>19: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a Sofia</text:p>
          </table:table-cell>
          <table:table-cell office:value-type="string" table:style-name="ce1">
            <text:p>Lucas Prieto</text:p>
          </table:table-cell>
          <table:table-cell office:value-type="string" table:style-name="ce1">
            <text:p>est.ana.lucas@unimilitar.edu.co</text:p>
          </table:table-cell>
          <table:table-cell office:value-type="string" table:style-name="ce1">
            <text:p>D</text:p>
          </table:table-cell>
          <table:table-cell office:value-type="time" office:time-value="PT19H0M0S" table:style-name="ce2">
            <text:p>19:00</text:p>
          </table:table-cell>
          <table:table-cell office:value-type="time" office:time-value="PT19H20M0S" table:style-name="ce2">
            <text:p>19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ba Liliana</text:p>
          </table:table-cell>
          <table:table-cell office:value-type="string" table:style-name="ce1">
            <text:p>Montoya Reyes</text:p>
          </table:table-cell>
          <table:table-cell office:value-type="string" table:style-name="ce1">
            <text:p>est.alba.lmontoya@unimilitar.edu.co</text:p>
          </table:table-cell>
          <table:table-cell office:value-type="string" table:style-name="ce1">
            <text:p>D</text:p>
          </table:table-cell>
          <table:table-cell office:value-type="time" office:time-value="PT43H0M0S" table:style-name="ce2">
            <text:p>19:00</text:p>
          </table:table-cell>
          <table:table-cell office:value-type="time" office:time-value="PT43H20M0S" table:style-name="ce2">
            <text:p>19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heisman</text:p>
          </table:table-cell>
          <table:table-cell office:value-type="string" table:style-name="ce1">
            <text:p>Narvaez Noreña</text:p>
          </table:table-cell>
          <table:table-cell office:value-type="string" table:style-name="ce1">
            <text:p>est.jheisman.narvaez@unimilitar.edu.co</text:p>
          </table:table-cell>
          <table:table-cell office:value-type="string" table:style-name="ce1">
            <text:p>D</text:p>
          </table:table-cell>
          <table:table-cell office:value-type="time" office:time-value="PT67H0M0S" table:style-name="ce2">
            <text:p>19:00</text:p>
          </table:table-cell>
          <table:table-cell office:value-type="time" office:time-value="PT67H20M0S" table:style-name="ce2">
            <text:p>19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ren Daniela</text:p>
          </table:table-cell>
          <table:table-cell office:value-type="string" table:style-name="ce1">
            <text:p>Oviedo Sabogal</text:p>
          </table:table-cell>
          <table:table-cell office:value-type="string" table:style-name="ce1">
            <text:p>est.karen.doviedo@unimilitar.edu.co</text:p>
          </table:table-cell>
          <table:table-cell office:value-type="string" table:style-name="ce1">
            <text:p>D</text:p>
          </table:table-cell>
          <table:table-cell office:value-type="time" office:time-value="PT91H0M0S" table:style-name="ce2">
            <text:p>19:00</text:p>
          </table:table-cell>
          <table:table-cell office:value-type="time" office:time-value="PT91H20M0S" table:style-name="ce2">
            <text:p>19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niel Alejandro</text:p>
          </table:table-cell>
          <table:table-cell office:value-type="string" table:style-name="ce1">
            <text:p>Plaza</text:p>
          </table:table-cell>
          <table:table-cell office:value-type="string" table:style-name="ce1">
            <text:p>est.daniel.aplaza@unimilitar.edu.co</text:p>
          </table:table-cell>
          <table:table-cell office:value-type="string" table:style-name="ce1">
            <text:p>D</text:p>
          </table:table-cell>
          <table:table-cell office:value-type="time" office:time-value="PT115H0M0S" table:style-name="ce2">
            <text:p>19:00</text:p>
          </table:table-cell>
          <table:table-cell office:value-type="time" office:time-value="PT115H20M0S" table:style-name="ce2">
            <text:p>19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ego Esteban</text:p>
          </table:table-cell>
          <table:table-cell office:value-type="string" table:style-name="ce1">
            <text:p>Pulido Durango</text:p>
          </table:table-cell>
          <table:table-cell office:value-type="string" table:style-name="ce1">
            <text:p>est.diego.epulido@unimilitar.edu.co</text:p>
          </table:table-cell>
          <table:table-cell office:value-type="string" table:style-name="ce1">
            <text:p>D</text:p>
          </table:table-cell>
          <table:table-cell office:value-type="time" office:time-value="PT115H0M0S" table:style-name="ce2">
            <text:p>19:00</text:p>
          </table:table-cell>
          <table:table-cell office:value-type="time" office:time-value="PT115H20M0S" table:style-name="ce2">
            <text:p>19: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uana Liseth</text:p>
          </table:table-cell>
          <table:table-cell office:value-type="string" table:style-name="ce1">
            <text:p>Ramirez Alvarez</text:p>
          </table:table-cell>
          <table:table-cell office:value-type="string" table:style-name="ce1">
            <text:p>est.juana.lramirez@unimilitar.edu.co</text:p>
          </table:table-cell>
          <table:table-cell office:value-type="string" table:style-name="ce1">
            <text:p>E</text:p>
          </table:table-cell>
          <table:table-cell office:value-type="time" office:time-value="PT19H20M0S" table:style-name="ce2">
            <text:p>19:20</text:p>
          </table:table-cell>
          <table:table-cell office:value-type="time" office:time-value="PT19H40M0S" table:style-name="ce2">
            <text:p>19: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ura Sophia</text:p>
          </table:table-cell>
          <table:table-cell office:value-type="string" table:style-name="ce1">
            <text:p>Ramirez Urriago</text:p>
          </table:table-cell>
          <table:table-cell office:value-type="string" table:style-name="ce1">
            <text:p>est.laura.sramirez@unimilitar.edu.co</text:p>
          </table:table-cell>
          <table:table-cell office:value-type="string" table:style-name="ce1">
            <text:p>E</text:p>
          </table:table-cell>
          <table:table-cell office:value-type="time" office:time-value="PT43H20M0S" table:style-name="ce2">
            <text:p>19:20</text:p>
          </table:table-cell>
          <table:table-cell office:value-type="time" office:time-value="PT43H40M0S" table:style-name="ce2">
            <text:p>19: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gy Lizeth</text:p>
          </table:table-cell>
          <table:table-cell office:value-type="string" table:style-name="ce1">
            <text:p>Riaño Muñoz</text:p>
          </table:table-cell>
          <table:table-cell office:value-type="string" table:style-name="ce1">
            <text:p>est.angy.riano@unimilitar.edu.co</text:p>
          </table:table-cell>
          <table:table-cell office:value-type="string" table:style-name="ce1">
            <text:p>E</text:p>
          </table:table-cell>
          <table:table-cell office:value-type="time" office:time-value="PT67H20M0S" table:style-name="ce2">
            <text:p>19:20</text:p>
          </table:table-cell>
          <table:table-cell office:value-type="time" office:time-value="PT67H40M0S" table:style-name="ce2">
            <text:p>19: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yder Andres</text:p>
          </table:table-cell>
          <table:table-cell office:value-type="string" table:style-name="ce1">
            <text:p>Rodriguez Perafan</text:p>
          </table:table-cell>
          <table:table-cell office:value-type="string" table:style-name="ce1">
            <text:p>est.leyder.arodrig1@unimilitar.edu.co</text:p>
          </table:table-cell>
          <table:table-cell office:value-type="string" table:style-name="ce1">
            <text:p>E</text:p>
          </table:table-cell>
          <table:table-cell office:value-type="time" office:time-value="PT91H20M0S" table:style-name="ce2">
            <text:p>19:20</text:p>
          </table:table-cell>
          <table:table-cell office:value-type="time" office:time-value="PT91H40M0S" table:style-name="ce2">
            <text:p>19: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audia Maria</text:p>
          </table:table-cell>
          <table:table-cell office:value-type="string" table:style-name="ce1">
            <text:p>Rojas Rodriguez</text:p>
          </table:table-cell>
          <table:table-cell office:value-type="string" table:style-name="ce1">
            <text:p>est.claudia.mrojas@unimilitar.edu.co</text:p>
          </table:table-cell>
          <table:table-cell office:value-type="string" table:style-name="ce1">
            <text:p>E</text:p>
          </table:table-cell>
          <table:table-cell office:value-type="time" office:time-value="PT115H20M0S" table:style-name="ce2">
            <text:p>19:20</text:p>
          </table:table-cell>
          <table:table-cell office:value-type="time" office:time-value="PT115H40M0S" table:style-name="ce2">
            <text:p>19: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gelica Maria</text:p>
          </table:table-cell>
          <table:table-cell office:value-type="string" table:style-name="ce1">
            <text:p>Sanchez Casallas</text:p>
          </table:table-cell>
          <table:table-cell office:value-type="string" table:style-name="ce1">
            <text:p>est.angelica.msanc1@unimilitar.edu.co</text:p>
          </table:table-cell>
          <table:table-cell office:value-type="string" table:style-name="ce1">
            <text:p>E</text:p>
          </table:table-cell>
          <table:table-cell office:value-type="time" office:time-value="PT115H20M0S" table:style-name="ce2">
            <text:p>19:20</text:p>
          </table:table-cell>
          <table:table-cell office:value-type="time" office:time-value="PT115H40M0S" table:style-name="ce2">
            <text:p>19: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hon Jaime</text:p>
          </table:table-cell>
          <table:table-cell office:value-type="string" table:style-name="ce1">
            <text:p>Sierra Marín</text:p>
          </table:table-cell>
          <table:table-cell office:value-type="string" table:style-name="ce1">
            <text:p>est.jhon.jsierra@unimilitar.edu.co</text:p>
          </table:table-cell>
          <table:table-cell office:value-type="string" table:style-name="ce1">
            <text:p>F</text:p>
          </table:table-cell>
          <table:table-cell office:value-type="time" office:time-value="PT19H40M0S" table:style-name="ce2">
            <text:p>19:40</text:p>
          </table:table-cell>
          <table:table-cell office:value-type="time" office:time-value="PT20H0M0S" table:style-name="ce2">
            <text:p>20: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odi Ancizar</text:p>
          </table:table-cell>
          <table:table-cell office:value-type="string" table:style-name="ce1">
            <text:p>Silva Florez</text:p>
          </table:table-cell>
          <table:table-cell office:value-type="string" table:style-name="ce1">
            <text:p>est.brodi.silva@unimilitar.edu.co</text:p>
          </table:table-cell>
          <table:table-cell office:value-type="string" table:style-name="ce1">
            <text:p>F</text:p>
          </table:table-cell>
          <table:table-cell office:value-type="time" office:time-value="PT43H40M0S" table:style-name="ce2">
            <text:p>19:40</text:p>
          </table:table-cell>
          <table:table-cell office:value-type="time" office:time-value="PT44H0M0S" table:style-name="ce2">
            <text:p>20: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an Camilo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est.cristian.csuarez@unimilitar.edu.co</text:p>
          </table:table-cell>
          <table:table-cell office:value-type="string" table:style-name="ce1">
            <text:p>F</text:p>
          </table:table-cell>
          <table:table-cell office:value-type="time" office:time-value="PT67H40M0S" table:style-name="ce2">
            <text:p>19:40</text:p>
          </table:table-cell>
          <table:table-cell office:value-type="time" office:time-value="PT68H0M0S" table:style-name="ce2">
            <text:p>20: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ego Alejandro</text:p>
          </table:table-cell>
          <table:table-cell office:value-type="string" table:style-name="ce1">
            <text:p>Tovar Cifuentes</text:p>
          </table:table-cell>
          <table:table-cell office:value-type="string" table:style-name="ce1">
            <text:p>est.diego.tovar@unimilitar.edu.co</text:p>
          </table:table-cell>
          <table:table-cell office:value-type="string" table:style-name="ce1">
            <text:p>F</text:p>
          </table:table-cell>
          <table:table-cell office:value-type="time" office:time-value="PT91H40M0S" table:style-name="ce2">
            <text:p>19:40</text:p>
          </table:table-cell>
          <table:table-cell office:value-type="time" office:time-value="PT92H0M0S" table:style-name="ce2">
            <text:p>20: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derson Fabian</text:p>
          </table:table-cell>
          <table:table-cell office:value-type="string" table:style-name="ce1">
            <text:p>Vargas Garzon</text:p>
          </table:table-cell>
          <table:table-cell office:value-type="string" table:style-name="ce1">
            <text:p>est.anderson.fvargas@unimilitar.edu.co</text:p>
          </table:table-cell>
          <table:table-cell office:value-type="string" table:style-name="ce1">
            <text:p>F</text:p>
          </table:table-cell>
          <table:table-cell office:value-type="time" office:time-value="PT115H40M0S" table:style-name="ce2">
            <text:p>19:40</text:p>
          </table:table-cell>
          <table:table-cell office:value-type="time" office:time-value="PT116H0M0S" table:style-name="ce2">
            <text:p>20: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ura Dayanna</text:p>
          </table:table-cell>
          <table:table-cell office:value-type="string" table:style-name="ce1">
            <text:p>Velasquez Melo</text:p>
          </table:table-cell>
          <table:table-cell office:value-type="string" table:style-name="ce1">
            <text:p>est.laura.dvelasquez@unimilitar.edu.co</text:p>
          </table:table-cell>
          <table:table-cell office:value-type="string" table:style-name="ce1">
            <text:p>F</text:p>
          </table:table-cell>
          <table:table-cell office:value-type="time" office:time-value="PT115H40M0S" table:style-name="ce2">
            <text:p>19:40</text:p>
          </table:table-cell>
          <table:table-cell office:value-type="time" office:time-value="PT116H0M0S" table:style-name="ce2">
            <text:p>20:00</text:p>
          </table:table-cell>
          <table:table-cell table:number-columns-repeated="16378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LUIS FRANCISCO GOMEZ LOPEZ</meta:initial-creator>
    <dc:creator>Usuario</dc:creator>
    <meta:creation-date>2023-03-22T12:49:33Z</meta:creation-date>
    <dc:date>2023-04-23T00:57:00Z</dc:date>
  </office:meta>
</office:document-meta>
</file>